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fbc4" officeooo:paragraph-rsid="00109e8b"/>
    </style:style>
    <style:style style:name="P2" style:family="paragraph" style:parent-style-name="Standard">
      <style:text-properties officeooo:rsid="0007c95d" officeooo:paragraph-rsid="00109e8b"/>
    </style:style>
    <style:style style:name="P3" style:family="paragraph" style:parent-style-name="Standard">
      <style:text-properties fo:font-weight="bold" officeooo:rsid="00109e8b" officeooo:paragraph-rsid="00109e8b" style:font-weight-asian="bold" style:font-weight-complex="bold"/>
    </style:style>
    <style:style style:name="P4" style:family="paragraph" style:parent-style-name="Standard">
      <style:text-properties fo:font-weight="bold" officeooo:rsid="00109e8b" officeooo:paragraph-rsid="0014d133" style:font-weight-asian="bold" style:font-weight-complex="bold"/>
    </style:style>
    <style:style style:name="P5" style:family="paragraph" style:parent-style-name="Standard">
      <style:text-properties fo:font-weight="bold" officeooo:rsid="00140238" officeooo:paragraph-rsid="00140238" style:font-weight-asian="bold" style:font-weight-complex="bold"/>
    </style:style>
    <style:style style:name="P6" style:family="paragraph" style:parent-style-name="Standard">
      <style:text-properties fo:font-weight="bold" officeooo:rsid="00140238" officeooo:paragraph-rsid="0014d133" style:font-weight-asian="bold" style:font-weight-complex="bold"/>
    </style:style>
    <style:style style:name="P7" style:family="paragraph" style:parent-style-name="Standard">
      <style:text-properties fo:font-weight="bold" officeooo:rsid="0012d009" officeooo:paragraph-rsid="0014d133" style:font-weight-asian="bold" style:font-weight-complex="bold"/>
    </style:style>
    <style:style style:name="T1" style:family="text">
      <style:text-properties officeooo:rsid="0007c95d"/>
    </style:style>
    <style:style style:name="T2" style:family="text">
      <style:text-properties officeooo:rsid="00109e8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065b" style:font-weight-asian="normal" style:font-weight-complex="normal"/>
    </style:style>
    <style:style style:name="T5" style:family="text">
      <style:text-properties fo:font-weight="normal" officeooo:rsid="0012d009" style:font-weight-asian="normal" style:font-weight-complex="normal"/>
    </style:style>
    <style:style style:name="T6" style:family="text">
      <style:text-properties fo:font-weight="normal" officeooo:rsid="0014d133" style:font-weight-asian="normal" style:font-weight-complex="normal"/>
    </style:style>
    <style:style style:name="T7" style:family="text">
      <style:text-properties fo:font-weight="normal" officeooo:rsid="001372e4" style:font-weight-asian="normal" style:font-weight-complex="normal"/>
    </style:style>
    <style:style style:name="T8" style:family="text">
      <style:text-properties fo:font-weight="normal" officeooo:rsid="0014bb88" style:font-weight-asian="normal" style:font-weight-complex="normal"/>
    </style:style>
    <style:style style:name="T9" style:family="text">
      <style:text-properties fo:font-weight="normal" officeooo:rsid="00064ace" style:font-weight-asian="normal" style:font-weight-complex="normal"/>
    </style:style>
    <style:style style:name="T10" style:family="text">
      <style:text-properties fo:font-weight="normal" officeooo:rsid="00099dea" style:font-weight-asian="normal" style:font-weight-complex="normal"/>
    </style:style>
    <style:style style:name="T11" style:family="text">
      <style:text-properties fo:font-weight="normal" officeooo:rsid="0009f59d" style:font-weight-asian="normal" style:font-weight-complex="normal"/>
    </style:style>
    <style:style style:name="T12" style:family="text">
      <style:text-properties officeooo:rsid="0012d009"/>
    </style:style>
    <style:style style:name="T13" style:family="text">
      <style:text-properties officeooo:rsid="0014d133"/>
    </style:style>
    <style:style style:name="T14" style:family="text">
      <style:text-properties officeooo:rsid="0012e279"/>
    </style:style>
    <style:style style:name="T15" style:family="text">
      <style:text-properties officeooo:rsid="001372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lder: <text:span text:style-name="T1">View</text:span></text:p>
      <text:p text:style-name="P2">Package: com.mds.app.view</text:p>
      <text:p text:style-name="P1">Class: <text:span text:style-name="T2">Lista</text:span>.java</text:p>
      <text:p text:style-name="P1"/>
      <text:p text:style-name="P5">Package:</text:p>
      <text:p text:style-name="P6"><text:tab/><text:span text:style-name="T12">com.mds.app.view: </text:span><text:span text:style-name="T5">Package containing all the views elements from the application.</text:span></text:p>
      <text:p text:style-name="P6"><text:span text:style-name="T5"/></text:p>
      <text:p text:style-name="P6"><text:span text:style-name="T13">Imports:</text:span></text:p>
      <text:p text:style-name="P6"><text:tab/><text:span text:style-name="T12">android.app.Activity: </text:span><text:span text:style-name="T7">A single thing that the user can do. It basically creates a window where you can place your UI with other elements.</text:span> </text:p>
      <text:p text:style-name="P7"><text:tab/><text:span text:style-name="T14">android.os.Bundle: </text:span><text:span text:style-name="T7">A mapping from String values to various Parcelable types.</text:span></text:p>
      <text:p text:style-name="P7"><text:span text:style-name="T15"><text:tab/>android.view.Menu: </text:span><text:span text:style-name="T7">Interface for managing the items in a menu.</text:span></text:p>
      <text:p text:style-name="P7"><text:tab/><text:span text:style-name="T14">android.widget.ImageButton: </text:span><text:span text:style-name="T7">Basically a button with an image.</text:span></text:p>
      <text:p text:style-name="P7"><text:span text:style-name="T7"><text:tab/></text:span><text:span text:style-name="T6">c</text:span><text:span text:style-name="T13">om.mds.app.R: </text:span><text:span text:style-name="T6">R class from Android. Auto-generated and NEVER modify anything from this class.</text:span></text:p>
      <text:p text:style-name="P7"><text:span text:style-name="T8"/></text:p>
      <text:p text:style-name="P3">Class:</text:p>
      <text:p text:style-name="P3"><text:tab/>Sobre: <text:span text:style-name="T4">Activity from About Page</text:span></text:p>
      <text:p text:style-name="P3"/>
      <text:p text:style-name="P3">Variables:</text:p>
      <text:p text:style-name="P4"><text:tab/>ImageButton voltar: <text:span text:style-name="T9">Variable from ImageButton type, it basically creates a button. </text:span><text:span text:style-name="T6">Aparently it's not been used here.</text:span></text:p>
      <text:p text:style-name="P3"><text:tab/>Bundle savedInstanceState: <text:span text:style-name="T6">A bundle is a mapping from String values, in this case saving some instance states.</text:span></text:p>
      <text:p text:style-name="P3"><text:tab/>R.layout.activity_sobre: <text:span text:style-name="T6">The layout from this activity defined in res/layout/activity_sobre.xml</text:span></text:p>
      <text:p text:style-name="P3"><text:tab/>Menu menu: <text:span text:style-name="T6">Basically a menu.</text:span></text:p>
      <text:p text:style-name="P3"><text:tab/>R.menu.sobre:<text:span text:style-name="T3"> </text:span><text:span text:style-name="T6">The menu defined for this activity in res/layout/sobre.xml.</text:span></text:p>
      <text:p text:style-name="P3"/>
      <text:p text:style-name="P3">Methods:</text:p>
      <text:p text:style-name="P4"><text:tab/>onCreate(Bundle savedInstanceState): <text:span text:style-name="T10">default method from Android, similar to before method from JUnit it basically prepare the application. </text:span><text:span text:style-name="T6">It's here where you initialize your activity.</text:span></text:p>
      <text:p text:style-name="P4"><text:tab/>setContentView(R.layout.activity_sobre): <text:span text:style-name="T11">Set the activity content to an explicit view, in this case the content was defined by the R.layout.activity_</text:span><text:span text:style-name="T6">sobre</text:span><text:span text:style-name="T11"> that was created by us and it is described at res/layout/activity_</text:span><text:span text:style-name="T6">sobre</text:span><text:span text:style-name="T11">.xml).</text:span></text:p>
      <text:p text:style-name="P3"><text:tab/>getMenuInflater().inflate(R.menu.sobre, menu): <text:span text:style-name="T6">Returns a menu inflater with this context. Basically instantiate menu XML files into Menu objec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09:05:35.503508000</meta:creation-date>
    <dc:date>2014-04-10T11:49:53.715691000</dc:date>
    <meta:editing-duration>PT2H12M45S</meta:editing-duration>
    <meta:editing-cycles>2</meta:editing-cycles>
    <meta:generator>LibreOffice/4.2.2.1$MacOSX_X86_64 LibreOffice_project/3be8cda0bddd8e430d8cda1ebfd581265cca5a0f</meta:generator>
    <meta:document-statistic meta:table-count="0" meta:image-count="0" meta:object-count="0" meta:page-count="1" meta:paragraph-count="23" meta:word-count="216" meta:character-count="1637" meta:non-whitespace-character-count="1428"/>
  </office:meta>
</office:document-meta>
</file>